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4465in" fo:margin-left="0.077in" fo:margin-right="0.009in">
        <style:tab-stops/>
      </style:paragraph-properties>
    </style:style>
    <style:style style:name="T2" style:parent-style-name="DefaultParagraphFont" style:family="text">
      <style:text-properties fo:font-size="11pt" style:font-size-asian="11pt"/>
    </style:style>
    <style:style style:name="P3" style:parent-style-name="Normal" style:family="paragraph">
      <style:paragraph-properties fo:margin-left="-0.0034in">
        <style:tab-stops/>
      </style:paragraph-properties>
    </style:style>
    <style:style style:name="P4" style:parent-style-name="Normal" style:family="paragraph">
      <style:paragraph-properties fo:margin-left="-0.0034in">
        <style:tab-stops/>
      </style:paragraph-properties>
    </style:style>
    <style:style style:name="P5" style:parent-style-name="Normal" style:family="paragraph">
      <style:paragraph-properties fo:margin-left="-0.0034in">
        <style:tab-stops/>
      </style:paragraph-properties>
    </style:style>
    <style:style style:name="P6" style:parent-style-name="Normal" style:family="paragraph">
      <style:paragraph-properties fo:margin-bottom="0.0368in" fo:margin-left="-0.0034in">
        <style:tab-stops/>
      </style:paragraph-properties>
    </style:style>
    <style:style style:name="TableColumn8" style:family="table-column">
      <style:table-column-properties style:column-width="2in"/>
    </style:style>
    <style:style style:name="TableColumn9" style:family="table-column">
      <style:table-column-properties style:column-width="1.6326in"/>
    </style:style>
    <style:style style:name="Table7" style:family="table">
      <style:table-properties style:width="3.6326in" fo:margin-left="0in" table:align="left"/>
    </style:style>
    <style:style style:name="TableRow10" style:family="table-row">
      <style:table-row-properties style:min-row-height="0.2152in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Row15" style:family="table-row">
      <style:table-row-properties style:min-row-height="0.3125in"/>
    </style:style>
    <style:style style:name="TableCell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Row20" style:family="table-row">
      <style:table-row-properties style:min-row-height="0.2152in"/>
    </style:style>
    <style:style style:name="TableCell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P25" style:parent-style-name="Normal" style:family="paragraph">
      <style:paragraph-properties fo:margin-bottom="0.8541in" fo:line-height="107%" fo:margin-left="0in" fo:text-indent="0in">
        <style:tab-stops/>
      </style:paragraph-properties>
    </style:style>
    <style:style style:name="T26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27" style:parent-style-name="Normal" style:family="paragraph">
      <style:paragraph-properties fo:text-align="center" fo:margin-bottom="0.134in" fo:margin-left="0.077in">
        <style:tab-stops/>
      </style:paragraph-properties>
    </style:style>
    <style:style style:name="T28" style:parent-style-name="DefaultParagraphFont" style:family="text">
      <style:text-properties fo:font-size="11pt" style:font-size-asian="11pt"/>
    </style:style>
    <style:style style:name="P29" style:parent-style-name="Normal" style:family="paragraph">
      <style:paragraph-properties fo:margin-bottom="0.3388in" fo:line-height="217%" fo:margin-left="-0.0034in" fo:margin-right="2.6388in">
        <style:tab-stops/>
      </style:paragraph-properties>
    </style:style>
    <style:style style:name="P30" style:parent-style-name="Normal" style:family="paragraph">
      <style:paragraph-properties fo:text-align="center" fo:margin-bottom="0.134in" fo:margin-left="0.077in">
        <style:tab-stops/>
      </style:paragraph-properties>
    </style:style>
    <style:style style:name="T31" style:parent-style-name="DefaultParagraphFont" style:family="text">
      <style:text-properties fo:font-size="11pt" style:font-size-asian="11pt"/>
    </style:style>
    <style:style style:name="P32" style:parent-style-name="Normal" style:family="paragraph">
      <style:paragraph-properties fo:margin-left="-0.0034in">
        <style:tab-stops/>
      </style:paragraph-properties>
    </style:style>
    <style:style style:name="P33" style:parent-style-name="Normal" style:family="paragraph">
      <style:paragraph-properties fo:margin-left="-0.0034in">
        <style:tab-stops/>
      </style:paragraph-properties>
    </style:style>
    <style:style style:name="P34" style:parent-style-name="Normal" style:family="paragraph">
      <style:paragraph-properties fo:margin-bottom="0.4666in" fo:margin-left="-0.0034in">
        <style:tab-stops/>
      </style:paragraph-properties>
    </style:style>
    <style:style style:name="P35" style:parent-style-name="Normal" style:family="paragraph">
      <style:paragraph-properties fo:margin-left="-0.0034in">
        <style:tab-stops/>
      </style:paragraph-properties>
    </style:style>
    <style:style style:name="P36" style:parent-style-name="Normal" style:family="paragraph">
      <style:paragraph-properties fo:margin-left="-0.0034in">
        <style:tab-stops/>
      </style:paragraph-properties>
    </style:style>
    <style:style style:name="P37" style:parent-style-name="Normal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bottom="0.493in" fo:margin-left="-0.0034in">
        <style:tab-stops/>
      </style:paragraph-properties>
    </style:style>
    <style:style style:name="P39" style:parent-style-name="Normal" style:family="paragraph">
      <style:paragraph-properties fo:text-align="center" fo:margin-bottom="0.134in" fo:margin-left="0.077in">
        <style:tab-stops/>
      </style:paragraph-properties>
    </style:style>
    <style:style style:name="T40" style:parent-style-name="DefaultParagraphFont" style:family="text">
      <style:text-properties fo:font-size="11pt" style:font-size-asian="11pt"/>
    </style:style>
    <style:style style:name="P41" style:parent-style-name="Normal" style:family="paragraph">
      <style:paragraph-properties fo:margin-left="-0.0034in">
        <style:tab-stops/>
      </style:paragraph-properties>
    </style:style>
  </office:automatic-styles>
  <office:body>
    <office:text text:use-soft-page-breaks="true">
      <text:p text:style-name="P1"><text:span text:style-name="T2">NOME: VICTOR HUGO RIBEIRO FELIX</text:span></text:p>
      <text:p text:style-name="P3">Idade: 16 Anos</text:p>
      <text:p text:style-name="P4">Data de nascimento: 04/05/2005</text:p>
      <text:p text:style-name="P5">Endereço: RUA: ANTÔNIO MARRONI; N°60</text:p>
      <text:p text:style-name="P6">Bairro: Jardim Tangara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Cidade: Cândido Mota</text:p>
          </table:table-cell>
          <table:table-cell table:style-name="TableCell13">
            <text:p text:style-name="P14">UF: SP</text:p>
          </table:table-cell>
        </table:table-row>
        <table:table-row table:style-name="TableRow15">
          <table:table-cell table:style-name="TableCell16">
            <text:p text:style-name="P17">Telefone: (18)996794430</text:p>
          </table:table-cell>
          <table:table-cell table:style-name="TableCell18">
            <text:p text:style-name="P19">(18)991943110</text:p>
          </table:table-cell>
        </table:table-row>
        <table:table-row table:style-name="TableRow20">
          <table:table-cell table:style-name="TableCell21">
            <text:p text:style-name="P22">RG: 59.953.138-1</text:p>
          </table:table-cell>
          <table:table-cell table:style-name="TableCell23">
            <text:p text:style-name="P24">CPF: 497950468-02</text:p>
          </table:table-cell>
        </table:table-row>
      </table:table>
      <text:p text:style-name="P25">Email:<text:s/><text:span text:style-name="T26">Victor.hugo.rf4@gmail.com</text:span></text:p>
      <text:p text:style-name="P27"><text:span text:style-name="T28">Formação escolar:</text:span></text:p>
      <text:p text:style-name="P29">Escolaridade: Ensino médio (3°Ano) cursando Escola: ETEC Professor Luis Pires Barbosa</text:p>
      <text:p text:style-name="P30"><text:span text:style-name="T31">Curso:</text:span></text:p>
      <text:p text:style-name="P32">Técnico em Informática</text:p>
      <text:p text:style-name="P33">3° Modulo cursando</text:p>
      <text:p text:style-name="P34">Escola: ETEC Professor Luis Pires Barbosa</text:p>
      <text:p text:style-name="P35">Inglês nível básico</text:p>
      <text:p text:style-name="P36">Inicio: Fevereiro de 2019</text:p>
      <text:p text:style-name="P37">Termino: Novembro de 2019</text:p>
      <text:p text:style-name="P38">Escola: Box</text:p>
      <text:p text:style-name="P39"><text:span text:style-name="T40">Objetivo:</text:span></text:p>
      <text:p text:style-name="P41">Entrego esse currículo com intenção de trabalhar nesta empresa, buscando atender os interesses da mesma. Aguardo por uma entrevist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541in" fo:line-height="110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9pt" style:font-size-asian="9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6944in" style:print-orientation="portrait" fo:margin-top="1in" fo:margin-left="1.1812in" fo:margin-bottom="1in" fo:margin-right="1.261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urriculo Victor.docx</dc:title>
    <dc:subject/>
    <meta:initial-creator/>
    <dc:creator>Victor Felix</dc:creator>
    <meta:creation-date>2022-01-29T19:10:00Z</meta:creation-date>
    <dc:date>2022-01-29T19:10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03" meta:character-count="695" meta:row-count="4" meta:non-whitespace-character-count="593"/>
  </office:meta>
</office:document-meta>
</file>